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anging_20_indent">
      <style:text-properties fo:font-weight="bold" style:font-weight-asian="bold" style:font-weight-complex="bold"/>
    </style:style>
    <style:style style:name="P2" style:family="paragraph" style:parent-style-name="Hanging_20_indent">
      <style:text-properties fo:font-weight="bold" officeooo:rsid="001a1444" officeooo:paragraph-rsid="001a1444" style:font-weight-asian="bold" style:font-weight-complex="bold"/>
    </style:style>
    <style:style style:name="P3" style:family="paragraph" style:parent-style-name="Hanging_20_indent">
      <style:text-properties fo:font-weight="bold" officeooo:rsid="001a807a" officeooo:paragraph-rsid="001a807a" style:font-weight-asian="bold" style:font-weight-complex="bold"/>
    </style:style>
    <style:style style:name="P4" style:family="paragraph" style:parent-style-name="Hanging_20_indent">
      <style:text-properties fo:font-weight="bold" officeooo:rsid="001c4036" officeooo:paragraph-rsid="001c4036" style:font-weight-asian="bold" style:font-weight-complex="bold"/>
    </style:style>
    <style:style style:name="P5" style:family="paragraph" style:parent-style-name="Hanging_20_indent">
      <style:text-properties fo:font-weight="bold" officeooo:rsid="001dc128" officeooo:paragraph-rsid="001dc128" style:font-weight-asian="bold" style:font-weight-complex="bold"/>
    </style:style>
    <style:style style:name="P6" style:family="paragraph" style:parent-style-name="Hanging_20_indent">
      <style:text-properties fo:font-weight="bold" officeooo:rsid="0021c6f1" officeooo:paragraph-rsid="0021c6f1" style:font-weight-asian="bold" style:font-weight-complex="bold"/>
    </style:style>
    <style:style style:name="P7" style:family="paragraph" style:parent-style-name="Hanging_20_indent">
      <style:text-properties fo:font-size="10pt" style:font-size-asian="8.75pt" style:font-size-complex="10pt"/>
    </style:style>
    <style:style style:name="P8" style:family="paragraph" style:parent-style-name="Hanging_20_indent">
      <style:text-properties fo:font-size="10pt" officeooo:rsid="00181ab0" officeooo:paragraph-rsid="00181ab0" style:font-size-asian="8.75pt" style:font-size-complex="10pt"/>
    </style:style>
    <style:style style:name="P9" style:family="paragraph" style:parent-style-name="Hanging_20_indent">
      <style:text-properties fo:font-size="10pt" fo:font-weight="bold" officeooo:rsid="00181ab0" officeooo:paragraph-rsid="00181ab0" style:font-size-asian="10pt" style:font-weight-asian="bold" style:font-size-complex="10pt" style:font-weight-complex="bold"/>
    </style:style>
    <style:style style:name="P10" style:family="paragraph" style:parent-style-name="Hanging_20_indent">
      <style:text-properties fo:font-size="10pt" officeooo:rsid="00181ab0" officeooo:paragraph-rsid="00181ab0" style:font-size-asian="10pt" style:font-size-complex="10pt"/>
    </style:style>
    <style:style style:name="P11" style:family="paragraph" style:parent-style-name="Hanging_20_indent">
      <style:text-properties fo:font-size="10pt" style:font-size-asian="10pt" style:font-size-complex="10pt"/>
    </style:style>
    <style:style style:name="P12" style:family="paragraph" style:parent-style-name="Hanging_20_indent">
      <style:text-properties officeooo:rsid="001a1444" officeooo:paragraph-rsid="001a1444"/>
    </style:style>
    <style:style style:name="P13" style:family="paragraph" style:parent-style-name="Hanging_20_indent">
      <style:text-properties fo:font-weight="normal" officeooo:rsid="001a1444" officeooo:paragraph-rsid="001a1444" style:font-weight-asian="normal" style:font-weight-complex="normal"/>
    </style:style>
    <style:style style:name="P14" style:family="paragraph" style:parent-style-name="Hanging_20_indent">
      <style:text-properties fo:font-weight="normal" officeooo:rsid="001dc128" officeooo:paragraph-rsid="001dc128" style:font-weight-asian="normal" style:font-weight-complex="normal"/>
    </style:style>
    <style:style style:name="P15" style:family="paragraph" style:parent-style-name="Hanging_20_indent">
      <style:text-properties fo:font-weight="normal" officeooo:rsid="0021c6f1" officeooo:paragraph-rsid="0021c6f1" style:font-weight-asian="normal" style:font-weight-complex="normal"/>
    </style:style>
    <style:style style:name="P16" style:family="paragraph" style:parent-style-name="Hanging_20_indent">
      <style:text-properties officeooo:rsid="001a807a" officeooo:paragraph-rsid="001a807a"/>
    </style:style>
    <style:style style:name="P17" style:family="paragraph" style:parent-style-name="Hanging_20_indent">
      <style:text-properties officeooo:rsid="001c4036" officeooo:paragraph-rsid="001c4036"/>
    </style:style>
    <style:style style:name="P18" style:family="paragraph" style:parent-style-name="Hanging_20_indent">
      <style:text-properties officeooo:paragraph-rsid="001c4036"/>
    </style:style>
    <style:style style:name="P19" style:family="paragraph" style:parent-style-name="Hanging_20_indent">
      <style:text-properties officeooo:rsid="001dc128" officeooo:paragraph-rsid="001dc128"/>
    </style:style>
    <style:style style:name="P20" style:family="paragraph" style:parent-style-name="Hanging_20_indent">
      <style:text-properties officeooo:paragraph-rsid="001dc128"/>
    </style:style>
    <style:style style:name="P21" style:family="paragraph" style:parent-style-name="Hanging_20_indent">
      <style:text-properties officeooo:rsid="001ff9df" officeooo:paragraph-rsid="001ff9df"/>
    </style:style>
    <style:style style:name="P22" style:family="paragraph" style:parent-style-name="Hanging_20_indent">
      <style:text-properties officeooo:paragraph-rsid="001ff9df"/>
    </style:style>
    <style:style style:name="P23" style:family="paragraph" style:parent-style-name="Hanging_20_indent">
      <style:text-properties officeooo:rsid="0021c6f1" officeooo:paragraph-rsid="0021c6f1"/>
    </style:style>
    <style:style style:name="P24" style:family="paragraph" style:parent-style-name="Standard">
      <style:paragraph-properties fo:line-height="115%" fo:text-align="center" style:justify-single-word="false"/>
      <style:text-properties style:font-name="Liberation Mono" fo:font-size="14pt" fo:font-weight="bold" officeooo:rsid="00181ab0" officeooo:paragraph-rsid="00181ab0" style:font-size-asian="12.25pt" style:font-weight-asian="bold" style:font-size-complex="14pt" style:font-weight-complex="bold"/>
    </style:style>
    <style:style style:name="P25" style:family="paragraph" style:parent-style-name="Standard">
      <style:paragraph-properties fo:line-height="115%" fo:text-align="center" style:justify-single-word="false"/>
      <style:text-properties style:font-name="Liberation Mono" fo:font-size="12pt" fo:font-weight="bold" officeooo:rsid="00181ab0" officeooo:paragraph-rsid="00181ab0" style:font-size-asian="10.5pt" style:font-weight-asian="bold" style:font-size-complex="12pt" style:font-weight-complex="bold"/>
    </style:style>
    <style:style style:name="P26" style:family="paragraph" style:parent-style-name="Standard">
      <style:paragraph-properties fo:line-height="115%" fo:text-align="start" style:justify-single-word="false"/>
      <style:text-properties style:font-name="Liberation Mono" fo:font-size="10pt" fo:font-weight="bold" officeooo:rsid="00181ab0" officeooo:paragraph-rsid="00181ab0" style:font-size-asian="8.75pt" style:font-weight-asian="bold" style:font-size-complex="10pt" style:font-weight-complex="bold"/>
    </style:style>
    <style:style style:name="P27"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81ab0" officeooo:paragraph-rsid="00181ab0" style:font-size-asian="8.75pt" style:font-weight-asian="bold" style:font-size-complex="10pt" style:font-weight-complex="bold"/>
    </style:style>
    <style:style style:name="P28" style:family="paragraph" style:parent-style-name="Standard">
      <style:paragraph-properties fo:line-height="115%" fo:text-align="start" style:justify-single-word="false"/>
      <style:text-properties style:font-name="Liberation Mono" fo:font-size="10pt" fo:font-weight="bold" officeooo:rsid="00181ab0" officeooo:paragraph-rsid="001a1444" style:font-size-asian="8.75pt" style:font-weight-asian="bold" style:font-size-complex="10pt" style:font-weight-complex="bold"/>
    </style:style>
    <style:style style:name="P29" style:family="paragraph" style:parent-style-name="Standard">
      <style:paragraph-properties fo:line-height="115%" fo:text-align="start" style:justify-single-word="false"/>
      <style:text-properties style:font-name="Liberation Mono" fo:font-size="10pt" fo:font-weight="bold" officeooo:rsid="00181ab0" officeooo:paragraph-rsid="001a807a" style:font-size-asian="8.75pt" style:font-weight-asian="bold" style:font-size-complex="10pt" style:font-weight-complex="bold"/>
    </style:style>
    <style:style style:name="P30" style:family="paragraph" style:parent-style-name="Standard">
      <style:paragraph-properties fo:line-height="115%" fo:text-align="start" style:justify-single-word="false"/>
      <style:text-properties style:font-name="Liberation Mono" fo:font-size="10pt" fo:font-weight="bold" officeooo:rsid="00181ab0" officeooo:paragraph-rsid="001c4036" style:font-size-asian="8.75pt" style:font-weight-asian="bold" style:font-size-complex="10pt" style:font-weight-complex="bold"/>
    </style:style>
    <style:style style:name="P31" style:family="paragraph" style:parent-style-name="Standard">
      <style:paragraph-properties fo:line-height="115%" fo:text-align="start" style:justify-single-word="false"/>
      <style:text-properties style:font-name="Liberation Mono" fo:font-size="10pt" fo:font-weight="bold" officeooo:rsid="00181ab0" officeooo:paragraph-rsid="001dc128" style:font-size-asian="8.75pt" style:font-weight-asian="bold" style:font-size-complex="10pt" style:font-weight-complex="bold"/>
    </style:style>
    <style:style style:name="P32" style:family="paragraph" style:parent-style-name="Standard">
      <style:paragraph-properties fo:line-height="115%" fo:text-align="start" style:justify-single-word="false"/>
      <style:text-properties style:font-name="Liberation Mono" fo:font-size="10pt" fo:font-weight="bold" officeooo:rsid="00181ab0" officeooo:paragraph-rsid="0021c6f1" style:font-size-asian="8.75pt" style:font-weight-asian="bold" style:font-size-complex="10pt" style:font-weight-complex="bold"/>
    </style:style>
    <style:style style:name="P33" style:family="paragraph" style:parent-style-name="Standard">
      <style:paragraph-properties fo:line-height="115%" fo:text-align="center" style:justify-single-word="false"/>
      <style:text-properties style:font-name="Liberation Mono" fo:font-size="10pt" fo:font-weight="bold" officeooo:rsid="00181ab0" officeooo:paragraph-rsid="00181ab0" style:font-size-asian="10pt" style:font-weight-asian="bold" style:font-size-complex="10pt" style:font-weight-complex="bold"/>
    </style:style>
    <style:style style:name="P34" style:family="paragraph" style:parent-style-name="Standard">
      <style:paragraph-properties fo:line-height="115%" fo:text-align="start" style:justify-single-word="false"/>
      <style:text-properties style:font-name="Liberation Sans" fo:font-size="10pt" fo:font-weight="bold" officeooo:rsid="00181ab0" officeooo:paragraph-rsid="00181ab0" style:font-size-asian="8.75pt" style:font-weight-asian="bold" style:font-size-complex="10pt" style:font-weight-complex="bold"/>
    </style:style>
    <style:style style:name="P35" style:family="paragraph" style:parent-style-name="Standard">
      <style:paragraph-properties fo:line-height="115%" fo:text-align="center" style:justify-single-word="false"/>
      <style:text-properties style:font-name="Liberation Sans" fo:font-size="10pt" fo:font-weight="bold" officeooo:rsid="00181ab0" officeooo:paragraph-rsid="00181ab0" style:font-size-asian="8.75pt" style:font-weight-asian="bold" style:font-size-complex="10pt" style:font-weight-complex="bold"/>
    </style:style>
    <style:style style:name="P36" style:family="paragraph" style:parent-style-name="Standard">
      <style:paragraph-properties fo:margin-left="0cm" fo:margin-right="0cm" fo:line-height="115%" fo:text-align="start" style:justify-single-word="false" fo:text-indent="0cm" style:auto-text-indent="false"/>
      <style:text-properties style:font-name="Liberation Sans" fo:font-size="10pt" fo:font-weight="bold" officeooo:rsid="001a1444" officeooo:paragraph-rsid="001a1444" style:font-size-asian="8.75pt" style:font-weight-asian="bold" style:font-size-complex="10pt" style:font-weight-complex="bold"/>
    </style:style>
    <style:style style:name="P37"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1a1444" officeooo:paragraph-rsid="001a1444" style:font-size-asian="8.75pt" style:font-weight-asian="bold" style:font-size-complex="10pt" style:font-weight-complex="bold"/>
    </style:style>
    <style:style style:name="P38"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1a807a" officeooo:paragraph-rsid="001a807a" style:font-size-asian="8.75pt" style:font-weight-asian="bold" style:font-size-complex="10pt" style:font-weight-complex="bold"/>
    </style:style>
    <style:style style:name="P39" style:family="paragraph" style:parent-style-name="Standard">
      <style:paragraph-properties fo:margin-left="0cm" fo:margin-right="0cm" fo:line-height="115%" fo:text-align="start" style:justify-single-word="false" fo:text-indent="0cm" style:auto-text-indent="false"/>
      <style:text-properties style:font-name="Liberation Sans" fo:font-size="10pt" fo:font-weight="bold" officeooo:rsid="001a807a" officeooo:paragraph-rsid="001a807a" style:font-size-asian="8.75pt" style:font-weight-asian="bold" style:font-size-complex="10pt" style:font-weight-complex="bold"/>
    </style:style>
    <style:style style:name="P40"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1c4036" officeooo:paragraph-rsid="001c4036" style:font-size-asian="8.75pt" style:font-weight-asian="bold" style:font-size-complex="10pt" style:font-weight-complex="bold"/>
    </style:style>
    <style:style style:name="P41" style:family="paragraph" style:parent-style-name="Standard">
      <style:paragraph-properties fo:margin-left="0cm" fo:margin-right="0cm" fo:line-height="115%" fo:text-align="start" style:justify-single-word="false" fo:text-indent="0cm" style:auto-text-indent="false"/>
      <style:text-properties style:font-name="Liberation Sans" fo:font-size="10pt" fo:font-weight="bold" officeooo:rsid="001c4036" officeooo:paragraph-rsid="001c4036" style:font-size-asian="8.75pt" style:font-weight-asian="bold" style:font-size-complex="10pt" style:font-weight-complex="bold"/>
    </style:style>
    <style:style style:name="P42" style:family="paragraph" style:parent-style-name="Standard">
      <style:paragraph-properties fo:margin-left="0cm" fo:margin-right="0cm" fo:line-height="115%" fo:text-align="start" style:justify-single-word="false" fo:text-indent="0cm" style:auto-text-indent="false"/>
      <style:text-properties style:font-name="Liberation Sans" fo:font-size="10pt" fo:font-weight="bold" officeooo:rsid="001dc128" officeooo:paragraph-rsid="001dc128" style:font-size-asian="8.75pt" style:font-weight-asian="bold" style:font-size-complex="10pt" style:font-weight-complex="bold"/>
    </style:style>
    <style:style style:name="P43"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1dc128" officeooo:paragraph-rsid="001dc128" style:font-size-asian="8.75pt" style:font-weight-asian="bold" style:font-size-complex="10pt" style:font-weight-complex="bold"/>
    </style:style>
    <style:style style:name="P44"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1f0be0" officeooo:paragraph-rsid="001f0be0" style:font-size-asian="8.75pt" style:font-weight-asian="bold" style:font-size-complex="10pt" style:font-weight-complex="bold"/>
    </style:style>
    <style:style style:name="P45" style:family="paragraph" style:parent-style-name="Standard">
      <style:paragraph-properties fo:margin-left="0cm" fo:margin-right="0cm" fo:line-height="115%" fo:text-align="start" style:justify-single-word="false" fo:text-indent="0cm" style:auto-text-indent="false"/>
      <style:text-properties style:font-name="Liberation Sans" fo:font-size="10pt" fo:font-weight="bold" officeooo:rsid="001ff9df" officeooo:paragraph-rsid="001ff9df" style:font-size-asian="8.75pt" style:font-weight-asian="bold" style:font-size-complex="10pt" style:font-weight-complex="bold"/>
    </style:style>
    <style:style style:name="P46"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1ff9df" officeooo:paragraph-rsid="001ff9df" style:font-size-asian="8.75pt" style:font-weight-asian="bold" style:font-size-complex="10pt" style:font-weight-complex="bold"/>
    </style:style>
    <style:style style:name="P47" style:family="paragraph" style:parent-style-name="Standard">
      <style:paragraph-properties fo:margin-left="0cm" fo:margin-right="0cm" fo:line-height="115%" fo:text-align="start" style:justify-single-word="false" fo:text-indent="0cm" style:auto-text-indent="false"/>
      <style:text-properties style:font-name="Liberation Sans" fo:font-size="10pt" fo:font-weight="bold" officeooo:rsid="0021c6f1" officeooo:paragraph-rsid="0021c6f1" style:font-size-asian="8.75pt" style:font-weight-asian="bold" style:font-size-complex="10pt" style:font-weight-complex="bold"/>
    </style:style>
    <style:style style:name="P48"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bold" officeooo:rsid="0021c6f1" officeooo:paragraph-rsid="0021c6f1" style:font-size-asian="8.75pt" style:font-weight-asian="bold" style:font-size-complex="10pt" style:font-weight-complex="bold"/>
    </style:style>
    <style:style style:name="P49" style:family="paragraph" style:parent-style-name="Standard">
      <style:paragraph-properties fo:margin-left="0cm" fo:margin-right="0cm" fo:line-height="115%" fo:text-align="center" style:justify-single-word="false" fo:text-indent="0cm" style:auto-text-indent="false"/>
      <style:text-properties style:font-name="Liberation Sans" fo:font-size="11pt" style:text-underline-style="wave" style:text-underline-width="auto" style:text-underline-color="font-color" fo:font-weight="bold" officeooo:rsid="0022bfb2" officeooo:paragraph-rsid="0022bfb2" style:font-size-asian="11pt" style:font-weight-asian="bold" style:font-size-complex="11pt" style:font-weight-complex="bold"/>
    </style:style>
    <style:style style:name="P50" style:family="paragraph" style:parent-style-name="Standard">
      <style:paragraph-properties fo:line-height="115%" fo:text-align="center" style:justify-single-word="false"/>
      <style:text-properties officeooo:paragraph-rsid="00181ab0"/>
    </style:style>
    <style:style style:name="P51" style:family="paragraph" style:parent-style-name="Standard">
      <style:paragraph-properties fo:margin-left="0cm" fo:margin-right="0cm" fo:line-height="115%" fo:text-align="center" style:justify-single-word="false" fo:text-indent="0cm" style:auto-text-indent="false"/>
      <style:text-properties style:font-name="Liberation Sans" fo:font-size="10pt" fo:font-weight="normal" officeooo:rsid="0021c6f1" officeooo:paragraph-rsid="0021c6f1" style:font-size-asian="8.75pt" style:font-weight-asian="normal" style:font-size-complex="10pt" style:font-weight-complex="normal"/>
    </style:style>
    <style:style style:name="P52" style:family="paragraph" style:parent-style-name="Hanging_20_indent">
      <style:text-properties fo:font-size="10pt" fo:font-weight="normal" officeooo:rsid="00181ab0" officeooo:paragraph-rsid="00181ab0" style:font-size-asian="10pt" style:font-weight-asian="normal" style:font-size-complex="10pt" style:font-weight-complex="normal"/>
    </style:style>
    <style:style style:name="P53" style:family="paragraph" style:parent-style-name="Hanging_20_indent">
      <style:text-properties fo:font-weight="normal" officeooo:rsid="001a1444" officeooo:paragraph-rsid="001a1444" style:font-weight-asian="normal" style:font-weight-complex="normal"/>
    </style:style>
    <style:style style:name="P54" style:family="paragraph" style:parent-style-name="Hanging_20_indent">
      <style:text-properties fo:font-weight="normal" officeooo:rsid="001dc128" officeooo:paragraph-rsid="001dc128" style:font-weight-asian="normal" style:font-weight-complex="normal"/>
    </style:style>
    <style:style style:name="P55" style:family="paragraph" style:parent-style-name="Hanging_20_indent">
      <style:text-properties fo:font-weight="normal" officeooo:rsid="001ff9df" officeooo:paragraph-rsid="001ff9df" style:font-weight-asian="normal" style:font-weight-complex="normal"/>
    </style:style>
    <style:style style:name="P56" style:family="paragraph" style:parent-style-name="Hanging_20_indent">
      <style:text-properties fo:font-weight="normal" officeooo:rsid="0021c6f1" officeooo:paragraph-rsid="0021c6f1" style:font-weight-asian="normal" style:font-weight-complex="normal"/>
    </style:style>
    <style:style style:name="P57" style:family="paragraph" style:parent-style-name="Hanging_20_indent">
      <style:text-properties officeooo:rsid="001c4036" officeooo:paragraph-rsid="001c4036"/>
    </style:style>
    <style:style style:name="T1" style:family="text">
      <style:text-properties style:font-name="Liberation Mono" fo:font-size="10pt" fo:font-weight="bold" officeooo:rsid="00181ab0" style:font-size-asian="10pt" style:font-weight-asian="bold" style:font-size-complex="10pt" style:font-weight-complex="bold"/>
    </style:style>
    <style:style style:name="T2" style:family="text">
      <style:text-properties style:font-name="Liberation Mono1" fo:font-size="10pt" fo:font-weight="bold" officeooo:rsid="00181ab0" style:font-size-asian="10pt" style:font-weight-asian="bold" style:font-size-complex="10pt" style:font-weight-complex="bold"/>
    </style:style>
    <style:style style:name="T3" style:family="text">
      <style:text-properties fo:font-weight="normal" style:font-weight-asian="normal" style:font-weight-complex="normal"/>
    </style:style>
    <style:style style:name="T4" style:family="text">
      <style:text-properties fo:font-weight="normal" officeooo:rsid="001a144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dc128" style:font-weight-asian="bold" style:font-weight-complex="bold"/>
    </style:style>
    <style:style style:name="T7" style:family="text">
      <style:text-properties fo:font-weight="bold" officeooo:rsid="001ff9df" style:font-weight-asian="bold" style:font-weight-complex="bold"/>
    </style:style>
    <style:style style:name="T8" style:family="text">
      <style:text-properties officeooo:rsid="001a807a"/>
    </style:style>
    <style:style style:name="T9" style:family="text">
      <style:text-properties officeooo:rsid="001dc128"/>
    </style:style>
    <style:style style:name="T10" style:family="text">
      <style:text-properties officeooo:rsid="001ff9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FRONT END – PART 1</text:p>
      <text:p text:style-name="P25">INTRO TO HTML</text:p>
      <text:p text:style-name="P25"/>
      <text:p text:style-name="P33">(HTML Version)</text:p>
      <text:p text:style-name="P34">1. How would the browser know that you are using the HTML5 version?</text:p>
      <text:p text:style-name="P10">a) All browsers know that implicitly.<text:tab/></text:p>
      <text:p text:style-name="P9">b) It is specified using &lt;!DOCTYPE html&gt;</text:p>
      <text:p text:style-name="P10">c) You need to save the file with the .html5 extension.</text:p>
      <text:p text:style-name="P10">d) You need to save the file with the .htm5 extension.</text:p>
      <text:p text:style-name="P26">Solution Description:</text:p>
      <text:p text:style-name="P11">You need to tell the browser which HTML version you are using with the help of .</text:p>
      <text:p text:style-name="P34"><text:s/></text:p>
      <text:p text:style-name="P50"><text:span text:style-name="T1">(</text:span><text:span text:style-name="T2">Starting Tag of Page</text:span><text:span text:style-name="T1">)</text:span></text:p>
      <text:p text:style-name="P34">2. Which tag tells the browser where the HTML document starts and stops?</text:p>
      <text:p text:style-name="P9">a) &lt;html&gt;<text:tab/><text:tab/><text:tab/><text:tab/><text:tab/><text:tab/><text:span text:style-name="T3">b) &lt;body&gt;</text:span></text:p>
      <text:p text:style-name="P52">c) &lt;head&gt;<text:tab/><text:tab/><text:tab/><text:tab/><text:tab/><text:tab/>d) &lt;title&gt;</text:p>
      <text:p text:style-name="P34"/>
      <text:p text:style-name="P35">(Valid Tag)</text:p>
      <text:p text:style-name="P34">3. Which of the following can be a valid tag?</text:p>
      <text:p text:style-name="P8">a) &lt;213tag&gt;<text:tab/><text:tab/><text:tab/><text:tab/><text:tab/><text:tab/><text:span text:style-name="T5">b) &lt;_tag&gt;</text:span></text:p>
      <text:p text:style-name="P8">c) Both a) and b)<text:tab/><text:tab/><text:tab/><text:tab/><text:tab/>d) None of these</text:p>
      <text:p text:style-name="P27">Solution Description:</text:p>
      <text:p text:style-name="P7">Valid HTML tags are surrounded by the angle brackets and the tag name can only either start from an alphabet or an underscore(_)</text:p>
      <text:p text:style-name="P7"/>
      <text:p text:style-name="P35">(HTML Standard)</text:p>
      <text:p text:style-name="P34">4. The latest HTML standard is -</text:p>
      <text:p text:style-name="P12">a) XML<text:tab/><text:tab/><text:tab/><text:tab/><text:tab/><text:tab/>b) SGML</text:p>
      <text:p text:style-name="P12">c) HTML 4.0<text:tab/><text:tab/><text:tab/><text:tab/><text:tab/><text:tab/><text:span text:style-name="T5">d) HTML 5.0</text:span></text:p>
      <text:p text:style-name="P12"/>
      <text:p text:style-name="P37">(HTML Extension)</text:p>
      <text:p text:style-name="P36">5. What can be the possible extension for the HTML5 file?</text:p>
      <text:p text:style-name="P1">a) <text:tab/>.htm and .html<text:tab/><text:tab/><text:tab/><text:tab/><text:tab/><text:span text:style-name="T4">b) .hyptertextmarkuplanguage5</text:span></text:p>
      <text:p text:style-name="P13">c) .txt<text:tab/><text:tab/><text:tab/><text:tab/><text:tab/><text:tab/>d) .jpg</text:p>
      <text:p text:style-name="P13"/>
      <text:p text:style-name="P37">(Body Tag)</text:p>
      <text:p text:style-name="P36">6. The BODY tag is usually used after -</text:p>
      <text:p text:style-name="P12">a) HTML tag<text:tab/><text:tab/><text:tab/><text:tab/><text:tab/><text:tab/><text:span text:style-name="T5">b) HEAD tag</text:span></text:p>
      <text:p text:style-name="P12">c) TITLE tag<text:tab/><text:tab/><text:tab/><text:tab/><text:tab/><text:tab/>d) EM tag</text:p>
      <text:p text:style-name="P36"/>
      <text:p text:style-name="P37">(HTML Comments)</text:p>
      <text:p text:style-name="P36">7. How do we write comments in HTML5?</text:p>
      <text:p text:style-name="P12"><text:span text:style-name="T5">a) &lt;!--.….--&gt;</text:span><text:tab/><text:tab/><text:tab/><text:tab/><text:tab/><text:tab/>b) &lt;--.….--!&gt;</text:p>
      <text:p text:style-name="P12"><text:soft-page-break/>c) &lt;/--…..--&gt;<text:tab/><text:tab/><text:tab/><text:tab/><text:tab/><text:tab/>d) &lt;/--…..--/&gt;</text:p>
      <text:p text:style-name="P37"/>
      <text:p text:style-name="P37">(Title Tag)</text:p>
      <text:p text:style-name="P36">8. The title tag -</text:p>
      <text:p text:style-name="P12">a) defines a title in the browser toolbar<text:tab/><text:tab/></text:p>
      <text:p text:style-name="P12">b) provides a title for the page when it is added to favorites</text:p>
      <text:p text:style-name="P12">c) displays a title for the page in search-engine results</text:p>
      <text:p text:style-name="P2">d) all of the above</text:p>
      <text:p text:style-name="P36"/>
      <text:p text:style-name="P37">(Title Tag Position)</text:p>
      <text:p text:style-name="P36">9. Where is the title tag defined?</text:p>
      <text:p text:style-name="P12">a) Immediately inside the html tag<text:tab/><text:tab/><text:tab/><text:span text:style-name="T5">b) Immediately inside the head tag</text:span></text:p>
      <text:p text:style-name="P12">c) Immediately inside the body tag<text:tab/><text:tab/><text:tab/>d) None of the above</text:p>
      <text:p text:style-name="P37"/>
      <text:p text:style-name="P37">(P Tag)</text:p>
      <text:p text:style-name="P36">10. Using &lt;p&gt; tag will -</text:p>
      <text:p text:style-name="P12"><text:span text:style-name="T5">a) start a new paragraph</text:span><text:tab/><text:tab/><text:tab/><text:tab/>b) break the line</text:p>
      <text:p text:style-name="P12">c) end the current paragraph<text:tab/><text:tab/><text:tab/><text:tab/>d) none of the above</text:p>
      <text:p text:style-name="P37"/>
      <text:p text:style-name="P37">(H Tag Case)</text:p>
      <text:p text:style-name="P36">11. Can the element &lt;h1&gt; be replaced with &lt;H1&gt;?</text:p>
      <text:p text:style-name="P12">a) No, they represent different elements altogether<text:tab/><text:span text:style-name="T5">b) Yes, both are same</text:span></text:p>
      <text:p text:style-name="P12">c) First is correct only<text:tab/><text:tab/><text:tab/><text:tab/><text:tab/>d) Second is correct only</text:p>
      <text:p text:style-name="P28">Solution Description:</text:p>
      <text:p text:style-name="P12">Tags are case insensitive.</text:p>
      <text:p text:style-name="P37"/>
      <text:p text:style-name="P37">(Largest Heading)</text:p>
      <text:p text:style-name="P36">12. Correct HTML tag for the largest heading -</text:p>
      <text:p text:style-name="P12">a) &lt;h2&gt;<text:tab/><text:tab/><text:tab/><text:tab/><text:tab/><text:tab/>b) &lt;h6&gt;</text:p>
      <text:p text:style-name="P12"><text:span text:style-name="T5">c) &lt;h1&gt;</text:span><text:tab/><text:tab/><text:tab/><text:tab/><text:tab/><text:tab/>d) &lt;h4&gt;</text:p>
      <text:p text:style-name="P37"/>
      <text:p text:style-name="P37">(Title vs H1)</text:p>
      <text:p text:style-name="P36">13. We can use Title Tag instead of using H1 tag to show Heading.</text:p>
      <text:p text:style-name="P12">a) True<text:tab/><text:tab/><text:tab/><text:tab/><text:tab/><text:tab/><text:span text:style-name="T5">b) False</text:span></text:p>
      <text:p text:style-name="P28">Solution Description:</text:p>
      <text:p text:style-name="P13">Title tag is only used to set the title of the HTML page, while H tags are used inside the HTML page. Title of the page is displayed on the tab of the page.</text:p>
      <text:p text:style-name="P37"/>
      <text:p text:style-name="P37">(BR Tag)</text:p>
      <text:p text:style-name="P36">14. What does the &lt;br&gt; tag add to your webpage?</text:p>
      <text:p text:style-name="P12">a) Long break<text:tab/><text:tab/><text:tab/><text:tab/><text:tab/><text:tab/><text:span text:style-name="T8">b) Paragraph break</text:span></text:p>
      <text:p text:style-name="P16"><text:span text:style-name="T5">c) Line break</text:span><text:tab/><text:tab/><text:tab/><text:tab/><text:tab/>d) None of the above</text:p>
      <text:p text:style-name="P37"/>
      <text:p text:style-name="P38">(Tag vs Element)</text:p>
      <text:p text:style-name="P39">15. What is the difference between an HTML tag and an HTML element?</text:p>
      <text:p text:style-name="P16"><text:soft-page-break/>a) Both mean the same thing.</text:p>
      <text:p text:style-name="P3">b) HTML tags are used as a container for HTML elements.</text:p>
      <text:p text:style-name="P16">c) HTML elements are specified keywords unlike HTML tags.</text:p>
      <text:p text:style-name="P16">d) HTML elements are used as a container for HTML tags.</text:p>
      <text:p text:style-name="P29">Solution Description:</text:p>
      <text:p text:style-name="P16">HTML tags are used to define starting and ending of an HTML element using opening and closing tags. Whereas an HTML element is a collection of these HTML tags and all the content in between them.</text:p>
      <text:p text:style-name="P38"/>
      <text:p text:style-name="P38">(Bulleted List)</text:p>
      <text:p text:style-name="P39">16. To create a bulleted list, use -</text:p>
      <text:p text:style-name="P16">a) &lt;ol&gt;<text:tab/><text:tab/><text:tab/><text:tab/><text:tab/><text:tab/><text:span text:style-name="T5">b) &lt;ul&gt;</text:span></text:p>
      <text:p text:style-name="P16">c) &lt;li&gt;<text:tab/><text:tab/><text:tab/><text:tab/><text:tab/><text:tab/>d) None of the above</text:p>
      <text:p text:style-name="P38"/>
      <text:p text:style-name="P38">(Circled List)</text:p>
      <text:p text:style-name="P39">17. To start a list using filled circles, use -</text:p>
      <text:p text:style-name="P16">a) &lt;ul type:"disc"&gt;<text:tab/><text:tab/><text:tab/><text:tab/><text:tab/>b) &lt;ul type="round"&gt;</text:p>
      <text:p text:style-name="P16"><text:span text:style-name="T5">c) &lt;ul type="disc"&gt;</text:span><text:tab/><text:tab/><text:tab/><text:tab/><text:tab/>d) &lt;ul type:"round"&gt;</text:p>
      <text:p text:style-name="P38"/>
      <text:p text:style-name="P38">(OL Tag)</text:p>
      <text:p text:style-name="P39">18. What kind of list will &lt;ol&gt; tags create?</text:p>
      <text:p text:style-name="P16"><text:span text:style-name="T5">a) Numbered list</text:span><text:tab/><text:tab/><text:tab/><text:tab/><text:tab/>b) Bulleted list</text:p>
      <text:p text:style-name="P16">c) Any of the two<text:tab/><text:tab/><text:tab/><text:tab/><text:tab/>d) None of the above</text:p>
      <text:p text:style-name="P40"/>
      <text:p text:style-name="P40">(Display List)</text:p>
      <text:p text:style-name="P41">19. Which tag will display the content of list?</text:p>
      <text:p text:style-name="P17">a) ul<text:tab/><text:tab/><text:tab/><text:tab/><text:tab/><text:tab/><text:tab/><text:span text:style-name="T5">b) li</text:span></text:p>
      <text:p text:style-name="P17">c) ol<text:tab/><text:tab/><text:tab/><text:tab/><text:tab/><text:tab/><text:tab/>d) dl</text:p>
      <text:p text:style-name="P30">Solution Description:</text:p>
      <text:p text:style-name="P18">* &lt;li&gt; tag defines a list item that displays the content of the list.</text:p>
      <text:p text:style-name="P18">* An unordered list starts with the &lt;ul&gt; tag.</text:p>
      <text:p text:style-name="P18">* An ordered list starts with the &lt;ol&gt; tag.</text:p>
      <text:p text:style-name="P18">* The &lt;dl&gt; tag defines the description list. A description list is a list of terms, with a description of each term. Read more: https://www.w3schools.com/tags/tag_dl.asp</text:p>
      <text:p text:style-name="P38"/>
      <text:p text:style-name="P40">(Set Image Dimension)</text:p>
      <text:p text:style-name="P41">20. Which attribute is/are used to set the dimensions of the image?</text:p>
      <text:p text:style-name="P17">a) size<text:tab/><text:tab/><text:tab/><text:tab/><text:tab/><text:span text:style-name="T5">b) width</text:span><text:tab/><text:tab/><text:tab/><text:tab/>c) length</text:p>
      <text:p text:style-name="P17"><text:span text:style-name="T5">d) height<text:tab/></text:span><text:tab/><text:tab/><text:tab/><text:tab/>e) breadth<text:tab/><text:tab/><text:tab/><text:tab/>f) dimension</text:p>
      <text:p text:style-name="P40"/>
      <text:p text:style-name="P40">(Image Path)</text:p>
      <text:p text:style-name="P41">21. Which attribute is used to set the path for an image element?</text:p>
      <text:p text:style-name="P17">a) val<text:tab/><text:tab/><text:tab/><text:tab/><text:tab/><text:tab/>b) source</text:p>
      <text:p text:style-name="P17"><text:span text:style-name="T5">c) src</text:span><text:tab/><text:tab/><text:tab/><text:tab/><text:tab/><text:tab/>d) alt</text:p>
      <text:p text:style-name="P40"/>
      <text:p text:style-name="P40"><text:soft-page-break/>(Image End)</text:p>
      <text:p text:style-name="P41">22. &lt;img&gt; tag has no closing tag.</text:p>
      <text:p text:style-name="P17"><text:span text:style-name="T5">a) True</text:span><text:tab/><text:tab/><text:tab/><text:tab/><text:tab/><text:tab/>b) False</text:p>
      <text:p text:style-name="P30">Solution Description:</text:p>
      <text:p text:style-name="P17">Some HTML elements don’t require a closing tag, for them the opening tag itself is a self-closing tag.</text:p>
      <text:p text:style-name="P40"/>
      <text:p text:style-name="P40">(Alternate Text For Image)</text:p>
      <text:p text:style-name="P41">23. If the image cannot be displayed then ___ attribute specifies an alternate text for an image.</text:p>
      <text:p text:style-name="P17">a) text<text:tab/><text:tab/><text:tab/><text:tab/><text:tab/><text:tab/><text:span text:style-name="T5">b) alt</text:span></text:p>
      <text:p text:style-name="P17">c) value<text:tab/><text:tab/><text:tab/><text:tab/><text:tab/><text:tab/>d) caption</text:p>
      <text:p text:style-name="P40"/>
      <text:p text:style-name="P40">(Image File Path)</text:p>
      <text:p text:style-name="P41">24. Choose the correct option</text:p>
      <text:p text:style-name="P17">a) Address specified in src of &lt;img&gt; tag must be absolute.</text:p>
      <text:p text:style-name="P17">b) Address specified in src of &lt;img&gt; tag must be relative.</text:p>
      <text:p text:style-name="P4">c) Address specified in src of &lt;img&gt; tag can be absolute or relative.</text:p>
      <text:p text:style-name="P17">d) Address specified in src of &lt;img&gt; tag must be a real-time running website URL.</text:p>
      <text:p text:style-name="P30">Solution Description:</text:p>
      <text:p text:style-name="P17">In general any file path can be absolute, relative or a real-time running website link. To attach an image from the internet (NOT from the local computer), you can right click on the image and select ‘copy image address’. Then insert the copied address here &lt; img src=‘image-address’ &gt;</text:p>
      <text:p text:style-name="P40">(Hypermedia Tag)</text:p>
      <text:p text:style-name="P42">25. The tag used for creating hypertext and hypermedia links is -</text:p>
      <text:p text:style-name="P19">a) &lt;hr&gt;<text:tab/><text:tab/><text:tab/><text:tab/><text:tab/><text:tab/>b) &lt;br&gt;</text:p>
      <text:p text:style-name="P19">c) &lt;pre&gt;<text:tab/><text:tab/><text:tab/><text:tab/><text:tab/><text:tab/><text:span text:style-name="T5">d) &lt;a&gt;</text:span></text:p>
      <text:p text:style-name="P40"/>
      <text:p text:style-name="P43">(Specify Link)</text:p>
      <text:p text:style-name="P42">26. URL for link is specified using ___ attribute.</text:p>
      <text:p text:style-name="P19">a) src<text:tab/><text:tab/><text:tab/><text:tab/><text:tab/><text:tab/><text:span text:style-name="T5">b) href</text:span></text:p>
      <text:p text:style-name="P19">c) link<text:tab/><text:tab/><text:tab/><text:tab/><text:tab/><text:tab/>d) rel</text:p>
      <text:p text:style-name="P43"/>
      <text:p text:style-name="P43">(A Tag Opens in)</text:p>
      <text:p text:style-name="P42">27. A linked page using anchor tag is normally displayed in -</text:p>
      <text:p text:style-name="P19">a) New window<text:tab/><text:tab/><text:tab/><text:tab/><text:tab/>b) Current window</text:p>
      <text:p text:style-name="P19">c) New tab<text:tab/><text:tab/><text:tab/><text:tab/><text:tab/><text:tab/><text:span text:style-name="T5">d) Same tab</text:span></text:p>
      <text:p text:style-name="P43"/>
      <text:p text:style-name="P43">(Where to Open Link)</text:p>
      <text:p text:style-name="P42">28. Which attribute is used to specify where to open the linked document?</text:p>
      <text:p text:style-name="P19"><text:span text:style-name="T5">a) target</text:span><text:tab/><text:tab/><text:tab/><text:tab/><text:tab/><text:tab/>b) coords</text:p>
      <text:p text:style-name="P19">c) rel<text:tab/><text:tab/><text:tab/><text:tab/><text:tab/><text:tab/><text:tab/>d) pos</text:p>
      <text:p text:style-name="P43"/>
      <text:p text:style-name="P43">(Active Link Color)</text:p>
      <text:p text:style-name="P42">29. Default color of active link in browser is -</text:p>
      <text:p text:style-name="P5">a) red<text:span text:style-name="T3"><text:tab/><text:tab/><text:tab/><text:tab/><text:tab/><text:tab/>b) blue</text:span></text:p>
      <text:p text:style-name="P14">c) green<text:tab/><text:tab/><text:tab/><text:tab/><text:tab/><text:tab/>d) brown</text:p>
      <text:p text:style-name="P43"><text:soft-page-break/></text:p>
      <text:p text:style-name="P43">(Relative URLs)</text:p>
      <text:p text:style-name="P42">30. Relative URLs are used to -</text:p>
      <text:p text:style-name="P5">a) link other pages within the same site<text:tab/><text:span text:style-name="T3"><text:tab/>b) link the same page with other sites</text:span></text:p>
      <text:p text:style-name="P14">c) link other pages with other sites<text:tab/><text:tab/><text:tab/>d) does not link</text:p>
      <text:p text:style-name="P43"/>
      <text:p text:style-name="P43">(Internal Links)</text:p>
      <text:p text:style-name="P42">31. For defining internal links in a page we use -</text:p>
      <text:p text:style-name="P5">a) id<text:tab/><text:tab/><text:tab/><text:tab/><text:tab/><text:tab/><text:tab/><text:span text:style-name="T3">b) target</text:span></text:p>
      <text:p text:style-name="P14">c) src</text:p>
      <text:p text:style-name="P31">Solution Description:</text:p>
      <text:p text:style-name="P14">To define internal links, we need to define what this internal link will be referring to. We know internal links are the ones that refer to web content on the same web page. For that referencing, we need to use the id attribute (NO two HTML elements can have the same ID) for unique identification (since one link can refer to one element only.)</text:p>
      <text:p text:style-name="P43"/>
      <text:p text:style-name="P43">(Find File Path)</text:p>
      <text:p text:style-name="P42">32. A home.html file is present in a folder named “pages”. The “pages” folder is present in the same folder as the index.html file. You wish to add a link in the index file that links to home.html. How will you do it?</text:p>
      <text:p text:style-name="P19">a) &lt;a href= “home.html”&gt; Link &lt;/a&gt;<text:tab/><text:tab/><text:tab/>b) &lt;a href= “../pages/home.html”&gt; Link &lt;/a&gt;</text:p>
      <text:p text:style-name="P19">c) &lt;a href= “home.html”&gt; Link &lt;/a&gt;<text:tab/><text:tab/><text:tab/><text:span text:style-name="T5">d) &lt;a href= “pages/home.html”&gt; Link &lt;/a&gt;</text:span></text:p>
      <text:p text:style-name="P31">Solution Description:</text:p>
      <text:p text:style-name="P19">‘Pages’ folder is present in the same folder as index.html so to <text:s text:c="2"/>enter into it – you simply use – pages/</text:p>
      <text:p text:style-name="P19">Now home.html is present in the pages folder. To access it – <text:s/>pages/home.html</text:p>
      <text:p text:style-name="P19">Hence the file path is “pages/home.html”.</text:p>
      <text:p text:style-name="P43"/>
      <text:p text:style-name="P49">ASSIGNMENT</text:p>
      <text:p text:style-name="P49"/>
      <text:p text:style-name="P43">(On and Off Tags)</text:p>
      <text:p text:style-name="P42">33. In HTML, tags that include both start and end tag are called -</text:p>
      <text:p text:style-name="P19">a) Comment tag<text:tab/><text:tab/><text:tab/><text:tab/><text:tab/>b) Document tag</text:p>
      <text:p text:style-name="P5">c) Container tag<text:span text:style-name="T3"><text:tab/><text:tab/><text:tab/><text:tab/><text:tab/>d) None of the above</text:span></text:p>
      <text:p text:style-name="P43"/>
      <text:p text:style-name="P43">(Doctype Syntax)</text:p>
      <text:p text:style-name="P42">34. What is the correct syntax for writing ‘doctype’ in HTML5?</text:p>
      <text:p text:style-name="P19">a) &lt;!doctype html&gt;<text:tab/><text:tab/><text:tab/><text:tab/>b) &lt;!DOCTYPE html&gt;<text:tab/><text:tab/><text:tab/>c) &lt;!Doctype html&gt;</text:p>
      <text:p text:style-name="P19"><text:span text:style-name="T5">d) All of the above</text:span><text:tab/><text:tab/><text:tab/><text:tab/>e) None of the above</text:p>
      <text:p text:style-name="P31">Solution Description:</text:p>
      <text:p text:style-name="P19">doctype declaration is case insensitive.</text:p>
      <text:p text:style-name="P43"/>
      <text:p text:style-name="P43">(Not a Pair Tag)</text:p>
      <text:p text:style-name="P42">35. Which of the following is not a pair tag?</text:p>
      <text:p text:style-name="P19"><text:span text:style-name="T5">a) img</text:span><text:tab/><text:tab/><text:tab/><text:tab/><text:tab/><text:tab/>b) ul</text:p>
      <text:p text:style-name="P19">c) a<text:tab/><text:tab/><text:tab/><text:tab/><text:tab/><text:tab/><text:tab/>d) li</text:p>
      <text:p text:style-name="P43"/>
      <text:p text:style-name="P43"><text:soft-page-break/>(ALT Use)</text:p>
      <text:p text:style-name="P42">36. Alt Attribute is more useful in the situation where user have -</text:p>
      <text:p text:style-name="P20"><text:span text:style-name="T9">a) </text:span>high speed internet connection<text:tab/><text:tab/><text:span text:style-name="T6">b) slow internet connection <text:tab/></text:span></text:p>
      <text:p text:style-name="P20"><text:span text:style-name="T6">c) no image shown due to any reason</text:span><text:span text:style-name="T9"><text:tab/><text:tab/>d) broadband connection<text:tab/><text:tab/><text:tab/>e) none of these </text:span></text:p>
      <text:p text:style-name="P43"/>
      <text:p text:style-name="P44">(LI Use)</text:p>
      <text:p text:style-name="P45">37. What tag is used to list individual items of an ordered list?</text:p>
      <text:p text:style-name="P21"><text:span text:style-name="T5">a) li</text:span><text:tab/><text:tab/><text:tab/><text:tab/><text:tab/><text:tab/><text:tab/>b) ol</text:p>
      <text:p text:style-name="P21">c) ul<text:tab/><text:tab/><text:tab/><text:tab/><text:tab/><text:tab/><text:tab/>d) none of the above</text:p>
      <text:p text:style-name="P44"/>
      <text:p text:style-name="P46">(List Starting Count)</text:p>
      <text:p text:style-name="P45">38. To start a list at the count of 3, use -</text:p>
      <text:p text:style-name="P21">a) &lt;ol begin=”3”&gt;<text:tab/><text:tab/><text:tab/><text:tab/><text:tab/>b) &lt;ol list=”3”&gt;</text:p>
      <text:p text:style-name="P21"><text:span text:style-name="T5">c) &lt;ol start=”3”&gt;</text:span><text:tab/><text:tab/><text:tab/><text:tab/><text:tab/>d) &lt;ol num=”3”&gt;</text:p>
      <text:p text:style-name="P46"/>
      <text:p text:style-name="P46">(Html Link Types)</text:p>
      <text:p text:style-name="P45">39. Link in HTML can be of following type(s) -</text:p>
      <text:p text:style-name="P21">a) Visited<text:tab/><text:tab/><text:tab/><text:tab/><text:tab/><text:tab/>b) Active</text:p>
      <text:p text:style-name="P21">c) Unvisited<text:tab/><text:tab/><text:tab/><text:tab/><text:tab/><text:tab/><text:span text:style-name="T5">d) All are the types of links</text:span></text:p>
      <text:p text:style-name="P46"/>
      <text:p text:style-name="P46">(Unvisited Link)</text:p>
      <text:p text:style-name="P45">40. Default style and color of unvisited link in any browser is -</text:p>
      <text:p text:style-name="P21">a) Normal and Blue<text:tab/><text:tab/><text:tab/><text:tab/><text:tab/>b) Underline and Purple</text:p>
      <text:p text:style-name="P21">c) Underline and Magenta<text:tab/><text:tab/><text:tab/><text:tab/><text:span text:style-name="T5">d) Underlined and Blue</text:span></text:p>
      <text:p text:style-name="P46"/>
      <text:p text:style-name="P46">(Open in New Window)</text:p>
      <text:p text:style-name="P45">41. Which of the following is used to open document in new window / Tab ?</text:p>
      <text:p text:style-name="P21">a) &lt;a target=”_self”&gt;Link&lt;/a&gt;<text:tab/><text:tab/><text:tab/><text:tab/><text:span text:style-name="T5">b) &lt;a target=”_blank”&gt;Link&lt;/a&gt;</text:span></text:p>
      <text:p text:style-name="P55">c) &lt;a target=”_top”&gt;Link&lt;/a&gt;<text:tab/><text:tab/><text:tab/><text:tab/>d) &lt;a target=”_parent”&gt;Link&lt;/a&gt;</text:p>
      <text:p text:style-name="P46"/>
      <text:p text:style-name="P46">(Link to Email)</text:p>
      <text:p text:style-name="P45">42. To create a link to an email address, which of the following syntax is used?</text:p>
      <text:p text:style-name="P22"><text:span text:style-name="T10">a) &lt;a email=”mailto:name@example.com”&gt;email&lt;/a&gt;</text:span></text:p>
      <text:p text:style-name="P22"><text:span text:style-name="T10">b) &lt;a mail=”mailto:name@example.com”&gt;email&lt;/a&gt;</text:span></text:p>
      <text:p text:style-name="P22"><text:span text:style-name="T7">c) &lt;a href=”mailto:name@example.com”&gt;email&lt;/a&gt;</text:span></text:p>
      <text:p text:style-name="P55">d) None of these</text:p>
      <text:p text:style-name="P46"/>
      <text:p text:style-name="P46">(Path of Image)</text:p>
      <text:p text:style-name="P47">43. Which of the following will show an image located in folder named ‘image’, which is in the parent folder of the current page?</text:p>
      <text:p text:style-name="P23">a) &lt;img src=”pic.img”&gt;<text:tab/><text:tab/><text:tab/><text:tab/>b) &lt;img src=”../pic.img”&gt;</text:p>
      <text:p text:style-name="P6">c)&lt;img src=”../image/pic.img”&gt;<text:span text:style-name="T3"><text:tab/><text:tab/><text:tab/>d) &lt;img src=”image/pic.img”&gt;</text:span></text:p>
      <text:p text:style-name="P32">Solution Description:</text:p>
      <text:p text:style-name="P15">If you want to go one step higher in the file structure to reach the parent folder, you use ../ </text:p>
      <text:p text:style-name="P15"><text:soft-page-break/>Now you are in the parent folder that contains a folder called ‘image’ that contains the image ‘pic’. Hence you use /image/pic.img </text:p>
      <text:p text:style-name="P15">Hence the file paths will be ../image/pic.img</text:p>
      <text:p text:style-name="P46"/>
      <text:p text:style-name="P48">(DL Tag)</text:p>
      <text:p text:style-name="P47">44. HTML &lt;dl&gt; tag defines the</text:p>
      <text:p text:style-name="P23">a) Unordered list<text:tab/><text:tab/><text:tab/><text:tab/><text:tab/>b) Ordered list</text:p>
      <text:p text:style-name="P6">c) Description list<text:span text:style-name="T3"><text:tab/><text:tab/><text:tab/><text:tab/><text:tab/>d) Descriptive list</text:span></text:p>
      <text:p text:style-name="P48"/>
      <text:p text:style-name="P48">(Describe List Item)</text:p>
      <text:p text:style-name="P47">45. Which tag is used to describe a term/name in a description list?</text:p>
      <text:p text:style-name="P23">a) &lt;dl&gt;<text:tab/><text:tab/><text:tab/><text:tab/><text:tab/><text:tab/>b) &lt;li&gt;</text:p>
      <text:p text:style-name="P6">c) &lt;dd&gt;<text:span text:style-name="T3"><text:tab/><text:tab/><text:tab/><text:tab/><text:tab/><text:tab/>d) &lt;ul&gt;</text:span></text:p>
      <text:p text:style-name="P48"/>
      <text:p text:style-name="P48">(Image Dimensions)</text:p>
      <text:p text:style-name="P47">46. Dimensions of an image should be preferably specified in % instead of a pure number. Comment. (multiple answers correct)</text:p>
      <text:p text:style-name="P23">a) It does not matter since the same thing can be achieved using both.</text:p>
      <text:p text:style-name="P6">b) % adjusts image size according to the screen resolution unlike a pure number. </text:p>
      <text:p text:style-name="P6">c) Image dimensions specified using a pure number may appear small or large on different screens with different dimensions. </text:p>
      <text:p text:style-name="P15">d) % is not preferable over a pure number because a pure number accurately specifies the image dimensions.</text:p>
      <text:p text:style-name="P48"/>
      <text:p text:style-name="P5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2T09:37:09.973866119</meta:creation-date>
    <dc:date>2023-01-02T11:53:15.299166265</dc:date>
    <meta:editing-duration>PT23M44S</meta:editing-duration>
    <meta:editing-cycles>8</meta:editing-cycles>
    <meta:generator>LibreOffice/7.3.7.2$Linux_X86_64 LibreOffice_project/30$Build-2</meta:generator>
    <meta:document-statistic meta:table-count="0" meta:image-count="0" meta:object-count="0" meta:page-count="7" meta:paragraph-count="230" meta:word-count="1822" meta:character-count="10080" meta:non-whitespace-character-count="8143"/>
  </office:meta>
</office:document-meta>
</file>